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font-size="12pt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padding="0cm" fo:border="0.26pt solid #00000a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2f2f2"/>
      <style:paragraph-properties fo:margin-top="0cm" fo:margin-bottom="0.635cm" loext:contextual-spacing="false" fo:line-height="150%" fo:background-color="#f2f2f2" fo:padding="0cm" fo:border="0.26pt solid #00000a"/>
    </style:style>
    <style:style style:name="P7" style:family="paragraph" style:parent-style-name="Title">
      <style:paragraph-properties fo:margin-top="0cm" fo:margin-bottom="0.106cm" loext:contextual-spacing="false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1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fo:font-size="12pt" officeooo:paragraph-rsid="000df2e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0b857e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0e96b8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857e" style:font-size-asian="12pt" style:font-size-complex="12pt"/>
    </style:style>
    <style:style style:name="T5" style:family="text">
      <style:text-properties fo:font-size="12pt" fo:background-color="#ffffff" loext:char-shading-value="0" style:font-size-asian="12pt" style:font-size-complex="12pt"/>
    </style:style>
    <style:style style:name="T6" style:family="text">
      <style:text-properties fo:font-size="12pt" officeooo:rsid="000e96b8" fo:background-color="#ffffff" loext:char-shading-value="0" style:font-size-asian="12pt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xto complementar(facebook):</text:p>
      <text:p text:style-name="P3">Você sabia que Pilates emagrece? Além de ter vários benefícios que complementam na sua saúde ele ajuda a perder calorias.</text:p>
      <text:p text:style-name="P3">Quer saber mais? Entre em meu site e leia meu conteúdo.</text:p>
      <text:p text:style-name="P2"/>
      <text:p text:style-name="P1"><text:span text:style-name="T1">Conteúdo:</text:span><text:span text:style-name="T3"> Pilates</text:span></text:p>
      <text:p text:style-name="P1"><text:span text:style-name="T1">Palavra chave:</text:span><text:span text:style-name="T3"> Pilates</text:span></text:p>
      <text:p text:style-name="P3"/>
      <text:p text:style-name="P2">Título:</text:p>
      <text:p text:style-name="P2"/>
      <text:p text:style-name="P7"><text:bookmark text:name="_73923ilouuzq"/>Pilates emagrece?</text:p>
      <text:p text:style-name="P2"/>
      <text:p text:style-name="P12"><text:span text:style-name="T3">Não é um mito, é VERDADE! </text:span></text:p>
      <text:p text:style-name="P12"><text:span text:style-name="T4">A</text:span><text:span text:style-name="T3">s atividades desenvolvidas durante o </text:span><text:span text:style-name="T1">pilates</text:span><text:span text:style-name="T3">, ajudam no metabolismo, consequentemente perdendo peso. </text:span></text:p>
      <text:p text:style-name="P1"><text:span text:style-name="T3">Mas não é um dos principais objetivos do método. O</text:span><text:span text:style-name="T1"> </text:span><text:a xlink:type="simple" xlink:href="http://revistapilates.com.br/2017/04/07/pilates-emagrece-respondendo-essa-duvida/" text:style-name="Internet_20_link" text:visited-style-name="Visited_20_Internet_20_Link"><text:span text:style-name="T7">pilates</text:span></text:a><text:span text:style-name="T3"> tem como propósito, auxiliar na reabilitação e em tratamentos de várias patologias. </text:span></text:p>
      <text:p text:style-name="P3">Independente do método aplicado, o profissional, irá adaptar o tratamento conforme o aluno.</text:p>
      <text:p text:style-name="P3">Ao praticar os exercícios, há uma perda de gordura pois, aumenta os gastos calóricos, estimulando o organismo a perder calorias para manter as movimentações musculares.</text:p>
      <text:p text:style-name="P3">Além de emagrecer há outras vantagens do método:</text:p>
      <text:list xml:id="list1390844982" text:style-name="WWNum1">
        <text:list-item>
          <text:p text:style-name="P14">Estimula os órgãos internos, melhorando seu funcionamento.</text:p>
        </text:list-item>
        <text:list-item>
          <text:p text:style-name="P14">Acelera o metabolismo.</text:p>
        </text:list-item>
        <text:list-item>
          <text:p text:style-name="P14">Fortalece de músculos(pernas e braços).</text:p>
        </text:list-item>
        <text:list-item>
          <text:p text:style-name="P14">Afina a cintura.</text:p>
        </text:list-item>
        <text:list-item>
          <text:p text:style-name="P14">Aumenta a postura corporal.</text:p>
        </text:list-item>
        <text:list-item>
          <text:p text:style-name="P14">Flexibilidade.</text:p>
        </text:list-item>
        <text:list-item>
          <text:p text:style-name="P14">Estimula a paciência e equilíbrio.</text:p>
        </text:list-item>
      </text:list>
      <text:p text:style-name="P5"/>
      <text:p text:style-name="P1"><text:span text:style-name="T3">O </text:span><text:span text:style-name="T1">Pilates </text:span><text:span text:style-name="T3">trabalha o corpo inteiro, beneficiando todo o organismo do corpo humano.</text:span></text:p>
      <text:p text:style-name="P3">As atividades praticadas diariamente, ou semanalmente, ajudam da perda de gordura corporal, e estimulam o trabalho com os músculos do abdômen, quadril e glúteo.</text:p>
      <text:p text:style-name="P10">Joseph Pilates, fundador e criador do método, declara que:</text:p>
      <text:p text:style-name="P10"/>
      <text:p text:style-name="Quotations"><text:s/>“Com 10 sessões de pilates você irá começar a perceber diferenças em seu corpo, com 20 sessões as pessoas em sua volta irão perceber a diferença e com 30 sessões você irá ter um novo corpo”.</text:p>
      <text:p text:style-name="P3"/>
      <text:p text:style-name="P13"><text:span text:style-name="T3">Em um artigo científico publicada no ano de 2011, pela </text:span><text:span text:style-name="T5">Pontifícia Universidade Católica do Rio Grande do Sul, refere - se que:</text:span></text:p>
      <text:p text:style-name="Quotations"><text:soft-page-break/><text:span text:style-name="T6">“A</text:span><text:span text:style-name="T5"> prática dos exercícios pelo </text:span><text:span text:style-name="T2">Pilates</text:span><text:span text:style-name="T5">, ao longo de 8 semanas, é capaz de reduzir em 13% da gordura do fígado.”</text:span></text:p>
      <text:p text:style-name="P4"/>
      <text:p text:style-name="P1"><text:span text:style-name="T3">Os exercícios do </text:span><text:span text:style-name="T1">Pilates </text:span><text:span text:style-name="T3">são feitos para se trabalhar a musculatura de dentro para fora. Assim sendo, o corpo começa a queimar gordura, naturalmente. </text:span></text:p>
      <text:p text:style-name="P3"/>
      <text:p text:style-name="P1"><text:span text:style-name="T3">Devemos lembrar algo muito importante, a </text:span><text:a xlink:type="simple" xlink:href="http://www.janainacintas.com.br/pilates-emagrece-resposta/" text:style-name="Internet_20_link" text:visited-style-name="Visited_20_Internet_20_Link"><text:span text:style-name="T8">perda de peso</text:span></text:a><text:span text:style-name="T3">, não é só por consequência do </text:span><text:span text:style-name="T1">Pilates</text:span><text:span text:style-name="T3">, você deve alinhar os exercícios físicos com uma alimentação saudável, também podendo fazer outros exercícios como: malhação, caminhadas entre outros, para obter um resultado mais rápido, sempre com orientações de profissionais.</text:span></text:p>
      <text:p text:style-name="P3"/>
      <text:p text:style-name="P3">Quer saber mais sobre meu trabalho? Veja meus outros conteúdos, curta e compartilhe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7-08-24T10:42:48.517000000</dc:date>
    <meta:editing-duration>PT55M33S</meta:editing-duration>
    <meta:editing-cycles>3</meta:editing-cycles>
    <meta:document-statistic meta:table-count="0" meta:image-count="0" meta:object-count="0" meta:page-count="3" meta:paragraph-count="29" meta:word-count="372" meta:character-count="2347" meta:non-whitespace-character-count="2005"/>
  </office:meta>
</office:document-meta>
</file>